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  <table:table-cell office:value-type="string">
            <text:p>Col4</text:p>
          </table:table-cell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Children</text:p>
          </table:table-cell>
        </table:table-row>
        <table:table-row table:style-name="ro1">
          <table:table-cell office:value-type="string">
            <text:p>name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ame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ame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me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ame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ame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formula="oooc:=DCOUNT(database1; 2; [.A13:.C14])" office:value-type="float" office:value="4">
            <text:p>4</text:p>
          </table:table-cell>
          <table:table-cell table:formula="oooc:=DCOUNT(database1;0;[.A16:.C17])"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Children</text:p>
          </table:table-cell>
        </table:table-row>
        <table:table-row table:style-name="ro1">
          <table:table-cell/>
          <table:table-cell office:value-type="string">
            <text:p>&gt;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Children</text:p>
          </table:table-cell>
        </table:table-row>
        <table:table-row table:style-name="ro1">
          <table:table-cell/>
          <table:table-cell office:value-type="string">
            <text:p>&gt;=4</text:p>
          </table:table-cell>
          <table:table-cell table:formula="oooc:=2" office:value-type="float" office:value="2">
            <text:p>2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database1" table:target-range-address="Sheet2.A1:Sheet2.C7"/>
        <table:database-range table:name="__Anonymous_Sheet_DB__0" table:target-range-address="Sheet1.A1:Sheet1.D6" table:display-filter-buttons="true">
          <table:filter>
            <table:filter-or>
              <table:filter-condition table:field-number="1" table:value="10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09/13/2011</text:date>, <text:time>05:3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initial-creator>Markus Mohrhard</meta:initial-creator>
    <meta:creation-date>2011-09-13T04:08:26</meta:creation-date>
    <dc:date>2011-09-13T05:29:50</dc:date>
    <dc:creator>Markus Mohrhard</dc:creator>
    <meta:editing-duration>PT1H6M47S</meta:editing-duration>
    <meta:editing-cycles>4</meta:editing-cycles>
    <meta:generator>LibreOffice/3.4$Unix LibreOffice_project/340m1$Build-301</meta:generator>
    <meta:document-statistic meta:table-count="3" meta:cell-count="56" meta:object-count="0"/>
  </office:meta>
</office:document-meta>
</file>